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98F57769AB8C99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10.263cm" fo:min-width="4.155cm" fo:padding-top="0.139cm" fo:padding-bottom="0.139cm" fo:padding-left="0.264cm" fo:padding-right="0.264cm"/>
    </style:style>
    <style:style style:name="gr3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10.263cm" fo:min-width="4.596cm" fo:padding-top="0.139cm" fo:padding-bottom="0.139cm" fo:padding-left="0.264cm" fo:padding-right="0.264cm"/>
    </style:style>
    <style:style style:name="gr4" style:family="graphic" style:parent-style-name="standard">
      <style:graphic-properties draw:stroke="solid" svg:stroke-width="0.053cm" svg:stroke-color="#990000" draw:marker-start-width="0.279cm" draw:marker-end-width="0.279cm" draw:fill="none" draw:textarea-horizontal-align="justify" draw:textarea-vertical-align="middle" draw:auto-grow-height="false" fo:min-height="10.239cm" fo:min-width="4.572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6pt"/>
    </style:style>
    <style:style style:name="P4" style:family="paragraph">
      <loext:graphic-properties draw:fill="none" draw:fill-color="#ffffff"/>
      <style:text-properties fo:font-size="16pt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8.999cm" svg:height="14.249cm" svg:x="4.402cm" svg:y="3.289cm">
          <draw:image xlink:href="Pictures/10000201000003200000025898F57769AB8C99CD.png" xlink:type="simple" xlink:show="embed" xlink:actuate="onLoad">
            <text:p/>
          </draw:image>
        </draw:frame>
        <draw:custom-shape draw:style-name="gr2" draw:text-style-name="P2" draw:layer="layout" svg:width="4.683cm" svg:height="10.541cm" svg:x="6.575cm" svg:y="5.1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24cm" svg:height="10.541cm" svg:x="16.675cm" svg:y="5.1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124cm" svg:height="10.541cm" svg:x="11.375cm" svg:y="5.193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95cm" svg:height="0.878cm" svg:x="6.669cm" svg:y="17.072cm">
          <draw:text-box>
            <text:p text:style-name="P3">Pre-processing</text:p>
          </draw:text-box>
        </draw:frame>
        <draw:frame draw:style-name="gr5" draw:text-style-name="P4" draw:layer="layout" svg:width="3.512cm" svg:height="0.878cm" svg:x="11.57cm" svg:y="17.072cm">
          <draw:text-box>
            <text:p text:style-name="P3">AES rounds</text:p>
          </draw:text-box>
        </draw:frame>
        <draw:frame draw:style-name="gr5" draw:text-style-name="P4" draw:layer="layout" svg:width="4.549cm" svg:height="0.878cm" svg:x="16.97cm" svg:y="17.072cm">
          <draw:text-box>
            <text:p text:style-name="P3">Post-processing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1T11:49:54.538521097</meta:creation-date>
    <dc:date>2018-12-11T11:52:06.394818259</dc:date>
    <meta:editing-duration>PT2M12S</meta:editing-duration>
    <meta:editing-cycles>2</meta:editing-cycles>
    <meta:generator>LibreOffice/5.1.6.2$Linux_X86_64 LibreOffice_project/10m0$Build-2</meta:generator>
    <meta:document-statistic meta:object-count="30"/>
  </office:meta>
</office:document-meta>
</file>